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1.5783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1626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"/>
    <style:style style:name="ce10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8x8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64x64</text:p>
          </table:table-cell>
          <table:table-cell table:style-name="ce4" office:value-type="string">
            <text:p>128x128</text:p>
          </table:table-cell>
          <table:table-cell table:style-name="ce4" office:value-type="string">
            <text:p>hidef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10" table:number-columns-repeated="1008"/>
        </table:table-row>
        <table:table-row table:style-name="ro5">
          <table:table-cell table:style-name="ce2" office:value-type="string">
            <text:p>image-editing-tool</text:p>
          </table:table-cell>
          <table:table-cell table:style-name="ce2"/>
          <table:table-cell office:value-type="string">
            <text:p>A single step in the process of image editing: </text:p>
            <text:p>e.g. cropping, a blur filter applied, etc.</text:p>
          </table:table-cell>
          <table:table-cell/>
          <table:table-cell table:style-name="ce5"/>
          <table:table-cell table:number-columns-repeated="4"/>
          <table:table-cell table:style-name="ce5" table:number-columns-repeated="3"/>
          <table:table-cell table:style-name="ce7" office:value-type="string">
            <text:p>/actions</text:p>
          </table:table-cell>
          <table:table-cell table:formula="of:=11*4+3" office:value-type="float" office:value="47">
            <text:p>47</text:p>
          </table:table-cell>
          <table:table-cell table:formula="of:=[.N2]-[.P2]" office:value-type="float" office:value="24">
            <text:p>24</text:p>
          </table:table-cell>
          <table:table-cell table:formula="of:=COUNTA([.E2:.L12])" office:value-type="float" office:value="23">
            <text:p>23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faces-detect</text:p>
          </table:table-cell>
          <table:table-cell table:style-name="ce2" office:value-type="string">
            <text:p>edit-image-face-detect</text:p>
          </table:table-cell>
          <table:table-cell office:value-type="string">
            <text:p>in a given full image, find the region containing faces</text:p>
          </table:table-cell>
          <table:table-cell/>
          <table:table-cell table:style-name="ce5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style-name="ce9" table:formula="of:=[.P2]/[.N2]" office:value-type="percentage" office:value="0.48936170212766">
            <text:p>48.94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ces-recognize</text:p>
          </table:table-cell>
          <table:table-cell table:style-name="ce2" office:value-type="string">
            <text:p>edit-image-face-recognize</text:p>
          </table:table-cell>
          <table:table-cell office:value-type="string">
            <text:p>Given a (cropped) face image, try to identify the person depicted</text:p>
          </table:table-cell>
          <table:table-cell/>
          <table:table-cell table:style-name="ce5"/>
          <table:table-cell table:number-columns-repeated="2"/>
          <table:table-cell table:number-columns-repeated="2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faces-show</text:p>
          </table:table-cell>
          <table:table-cell table:style-name="ce2" office:value-type="string">
            <text:p>edit-image-face-show</text:p>
          </table:table-cell>
          <table:table-cell office:value-type="string">
            <text:p>Show all marked faces on a picture</text:p>
          </table:table-cell>
          <table:table-cell/>
          <table:table-cell table:style-name="ce5"/>
          <table:table-cell table:number-columns-repeated="2"/>
          <table:table-cell table:number-columns-repeated="2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office:value-type="string">
            <text:p>faces-add</text:p>
          </table:table-cell>
          <table:table-cell table:style-name="ce2" office:value-type="string">
            <text:p>edit-image-face-add</text:p>
          </table:table-cell>
          <table:table-cell office:value-type="string">
            <text:p>mark a new face on a picture</text:p>
          </table:table-cell>
          <table:table-cell/>
          <table:table-cell table:style-name="ce5"/>
          <table:table-cell table:number-columns-repeated="2"/>
          <table:table-cell table:number-columns-repeated="2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folder-image-people</text:p>
          </table:table-cell>
          <table:table-cell table:formula="of:=[.A7]" office:value-type="string" office:string-value="folder-image-people">
            <text:p>folder-image-people</text:p>
          </table:table-cell>
          <table:table-cell office:value-type="string">
            <text:p>a place (sidebar) where photos are organized by depicted persons</text:p>
          </table:table-cell>
          <table:table-cell/>
          <table:table-cell table:style-name="ce5"/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style-name="ce7" office:value-type="string">
            <text:p>/places</text:p>
          </table:table-cell>
          <table:table-cell table:number-columns-repeated="1011"/>
        </table:table-row>
        <table:table-row table:style-name="ro7">
          <table:table-cell office:value-type="string">
            <text:p>image-stack</text:p>
          </table:table-cell>
          <table:table-cell table:formula="of:=[.A8]" office:value-type="string" office:string-value="image-stack">
            <text:p>image-stack</text:p>
          </table:table-cell>
          <table:table-cell office:value-type="string">
            <text:p>images are stacked under this image</text:p>
          </table:table-cell>
          <table:table-cell/>
          <table:table-cell table:style-name="ce6"/>
          <table:table-cell/>
          <table:table-cell table:number-columns-repeated="2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stack-open</text:p>
          </table:table-cell>
          <table:table-cell table:formula="of:=[.A9]" office:value-type="string" office:string-value="Image-stack-open">
            <text:p>Image-stack-open</text:p>
          </table:table-cell>
          <table:table-cell office:value-type="string">
            <text:p>images are stacked under this image, and are shown (stack is open)</text:p>
          </table:table-cell>
          <table:table-cell/>
          <table:table-cell table:style-name="ce6"/>
          <table:table-cell/>
          <table:table-cell table:number-columns-repeated="2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has-versions</text:p>
          </table:table-cell>
          <table:table-cell table:formula="of:=[.A10]" office:value-type="string" office:string-value="Image-has-versions">
            <text:p>Image-has-versions</text:p>
          </table:table-cell>
          <table:table-cell office:value-type="string">
            <text:p>there are versions (editing history) available for this image</text:p>
          </table:table-cell>
          <table:table-cell/>
          <table:table-cell table:style-name="ce6"/>
          <table:table-cell/>
          <table:table-cell table:number-columns-repeated="2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has-versions-open</text:p>
          </table:table-cell>
          <table:table-cell table:formula="of:=[.A11]" office:value-type="string" office:string-value="Image-has-versions-open">
            <text:p>Image-has-versions-open</text:p>
          </table:table-cell>
          <table:table-cell office:value-type="string">
            <text:p>The versions (editing history) available for this image are shown</text:p>
          </table:table-cell>
          <table:table-cell/>
          <table:table-cell table:style-name="ce6"/>
          <table:table-cell/>
          <table:table-cell table:number-columns-repeated="2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save-as-new-version</text:p>
          </table:table-cell>
          <table:table-cell table:style-name="ce2"/>
          <table:table-cell office:value-type="string">
            <text:p>For “Save Changes“ we use dialog-ok-apply, and this is</text:p>
            <text:p>“Save Changes in a new version”. Currently we use list-add, so it should</text:p>
            <text:p>be some combination of a big dialog-ok-apply with a smaller list-add</text:p>
          </table:table-cell>
          <table:table-cell/>
          <table:table-cell table:style-name="ce5"/>
          <table:table-cell table:number-columns-repeated="4"/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2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0T12:09:48</dc:date>
    <meta:editing-duration>PT48H21M22S</meta:editing-duration>
    <meta:editing-cycles>28</meta:editing-cycles>
    <meta:generator>OpenOffice.org/3.2$Linux OpenOffice.org_project/320m12$Build-9483</meta:generator>
    <meta:document-statistic meta:table-count="3" meta:cell-count="85" meta:object-count="0"/>
  </office:meta>
</office:document-meta>
</file>